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d805" officeooo:paragraph-rsid="001fd805"/>
    </style:style>
    <style:style style:name="P2" style:family="paragraph" style:parent-style-name="Standard">
      <style:paragraph-properties fo:text-align="start" style:justify-single-word="false"/>
      <style:text-properties officeooo:rsid="001fd805" officeooo:paragraph-rsid="001fd805"/>
    </style:style>
    <style:style style:name="P3" style:family="paragraph" style:parent-style-name="Standard">
      <style:paragraph-properties fo:text-align="center" style:justify-single-word="false"/>
      <style:text-properties fo:font-size="18pt" officeooo:rsid="001fd805" officeooo:paragraph-rsid="001fd805" style:font-size-asian="18pt" style:font-size-complex="18pt"/>
    </style:style>
    <style:style style:name="T1" style:family="text">
      <style:text-properties officeooo:rsid="0021f4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Parkingomat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afał Trawiński</text:p>
      <text:p text:style-name="P2">Adrian Kowalewski</text:p>
      <text:p text:style-name="P2"><text:soft-page-break/>opis aplikacji:</text:p>
      <text:p text:style-name="P2">Jest to aplikacja ułatwiająca prowadzenie działalności typu parking. Aplikacja zawiera moduł obsługujący bramkę wyjazdową oraz wyjazdową z obiektu a także obsługę kasowalnika samoobsługowego. Dzięki rozbudowanemu modułowi prowadzenia statystyk aplikacja ułatwia dostosowanie cen biletów do spodziewanych potrzeb klientów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ymagania funkcjonalne</text:p>
      <text:p text:style-name="P2"/>
      <text:p text:style-name="P2">-jako Użytkownik mogę pobrać bilet przy wjeździe<text:span text:style-name="T1">===================</text:span></text:p>
      <text:p text:style-name="P2">-jako Użytkownik mogę wybrać miejsce parkowania????</text:p>
      <text:p text:style-name="P2">-jako Użytkownik muszę zwrócić bilet aby wyjechać<text:span text:style-name="T1">========================</text:span></text:p>
      <text:p text:style-name="P2">-jako Użytkownik muszę przed wyjazdem <text:s/>skasować bilet(zapłacić)<text:span text:style-name="T1">=================</text:span></text:p>
      <text:p text:style-name="P2">-jako Użytkownik mogę w razie zgubienia biletu w kasowalniku pobrać nowy bilet na podstawie numeru rejestracji.</text:p>
      <text:p text:style-name="P2">-jako Użytkownik muszę podać numer rejestracyjny samochodu przy kupowaniu biletu</text:p>
      <text:p text:style-name="P2">-jako użytkownik mogę skorzystać z funkcji 'help'<text:span text:style-name="T1">==============</text:span></text:p>
      <text:p text:style-name="P2">statystyki rezerwacje promocje zmienna_cena_biletu_czestotliwosc</text:p>
      <text:p text:style-name="P2"/>
      <text:p text:style-name="P2">-jako pracownik mogę otrzymać stałe, darmowe miejsce parkingowe </text:p>
      <text:p text:style-name="P2">-jako parkingowy mogę wyznaczać miejsca dla pracowników</text:p>
      <text:p text:style-name="P2">-jako użytkownik mogę wyrobić kartę stałego klienta</text:p>
      <text:p text:style-name="P2">-jako użytkownik karty mogę uzyskać zniżki parkingowe</text:p>
      <text:p text:style-name="P2">-jako użytkownik karty mogę co 10 wjazd na parking będzie darmowy przez jedną godzinę</text:p>
      <text:p text:style-name="P2">-jako użytkownik mogę sprawdzić ilość wolnych miejsc parkingowych<text:span text:style-name="T1">=============</text:span></text:p>
      <text:p text:style-name="P2"/>
      <text:p text:style-name="P2">-w r<text:span text:style-name="T1">a</text:span>zie nie uiszczenia opłaty przez użytkownika szlaban się nie otworzy i zostanie wy<text:span text:style-name="T1">ś</text:span>wietlony stosowny komunikat<text:span text:style-name="T1">=====================</text:span></text:p>
      <text:p text:style-name="P2"/>
      <text:p text:style-name="P2"/>
      <text:p text:style-name="P2">-Parkingowy może otworzyć szlabany</text:p>
      <text:p text:style-name="P2">-jako parkingowy ma kontrolę nad szlabanami</text:p>
      <text:p text:style-name="P2">-jako parkingowy mogę wezwać straż miejską w celu usunięcia samochodu</text:p>
      <text:p text:style-name="P2">-jako parkingowy mogę sprawedzić ilość wolnych miejsc parkingowych</text:p>
      <text:p text:style-name="P2">-jako parkingowy mogę zmienic ustawienia oswietlenia</text:p>
      <text:p text:style-name="P2"/>
      <text:p text:style-name="P2">-jako administrator mogę sporządzać statystyki o ilości wjeżdżających samochodów w określonych godzinach</text:p>
      <text:p text:style-name="P2">-jako administrator mogę sporządzać statystyki o ilości wyjeżdżających samochodów w określonych godzinach</text:p>
      <text:p text:style-name="P2">-jako administrator mogę sporządzać statystyki o średniej długości pobytu na parkingu<text:span text:style-name="T1">======</text:span></text:p>
      <text:p text:style-name="P2">-jako administrator mogę sporządzać statystyki o ilości użytkowników z kartą<text:span text:style-name="T1">======</text:span> </text:p>
      <text:p text:style-name="P2">-jako administrator moge sporządzać statystyki o ilości zgubionych biletów</text:p>
      <text:p text:style-name="P2">-jako administrator mogę sporządzać statystyki dochodów z poszczególnych dni//</text:p>
      <text:p text:style-name="P2">-jako administrator mogę sporządzać statystyki zużycia światła//</text:p>
      <text:p text:style-name="P2">-jako administrator mogę sporządzać statystyki obciążenia obiektu w poszczególnych dniach//</text:p>
      <text:p text:style-name="P2">-jako administrator moge sporządzać eksport statystyk do pliku</text:p>
      <text:p text:style-name="P2">-jako administrator moge zmienić stawki naliczania opłaty<text:span text:style-name="T1">==================</text:span></text:p>
      <text:p text:style-name="P2">-jako administrator moge zmienić stawki naliczania opłaty w weekendy</text:p>
      <text:p text:style-name="P2">-jako administrator moge zmienić stawki naliczania opłaty w dni powszednie </text:p>
      <text:p text:style-name="P2">-jako administrator moge zmienić stawki naliczania opłaty w dni świąteczne</text:p>
      <text:p text:style-name="P2">-jako administrator mogę sprawdzić ilość wolnych miejsc parkingowych <text:span text:style-name="T1">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1:03:18.75</meta:creation-date>
    <dc:date>2014-04-23T12:43:50.86</dc:date>
    <meta:editing-duration>PT1H46M25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3" meta:paragraph-count="40" meta:word-count="344" meta:character-count="2903" meta:non-whitespace-character-count="2595"/>
  </office:meta>
</office:document-meta>
</file>